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60000001C2EBE4ABF75F5C871.png" manifest:media-type="image/png"/>
  <manifest:file-entry manifest:full-path="Pictures/100002010000001A0000001EBAD4887BB6A064AE.png" manifest:media-type="image/png"/>
  <manifest:file-entry manifest:full-path="Pictures/100002010000001A0000001E14AE0D65DDACC7BC.png" manifest:media-type="image/png"/>
  <manifest:file-entry manifest:full-path="Pictures/100002010000020000000200C004709653A69E46.png" manifest:media-type="image/png"/>
  <manifest:file-entry manifest:full-path="Pictures/100002010000001C0000001D08CBD2CD385B0A78.png" manifest:media-type="image/png"/>
  <manifest:file-entry manifest:full-path="Pictures/100002010000001A0000001A22106BF40C61ED50.png" manifest:media-type="image/png"/>
  <manifest:file-entry manifest:full-path="Pictures/10000201000000160000001EC2B004541CC4E1FC.png" manifest:media-type="image/png"/>
  <manifest:file-entry manifest:full-path="Pictures/100002010000001D0000001E2E3D0DA12FC23C85.png" manifest:media-type="image/png"/>
  <manifest:file-entry manifest:full-path="Pictures/100002010000001C000000163AC2E969FE72EF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ource Sans Pro" svg:font-family="'Source Sans Pro', sans-serif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4.9126in"/>
        </style:tab-stops>
      </style:paragraph-properties>
    </style:style>
    <style:style style:name="P2" style:family="paragraph" style:parent-style-name="Heading_20_1">
      <style:paragraph-properties fo:margin-top="0.0307in" fo:margin-bottom="0in" loext:contextual-spacing="false"/>
    </style:style>
    <style:style style:name="P3" style:family="paragraph" style:parent-style-name="Heading_20_1">
      <style:paragraph-properties fo:margin-top="0.1508in" fo:margin-bottom="0in" loext:contextual-spacing="false">
        <style:tab-stops>
          <style:tab-stop style:position="3in"/>
        </style:tab-stops>
      </style:paragraph-properties>
    </style:style>
    <style:style style:name="P4" style:family="paragraph" style:parent-style-name="Heading_20_1">
      <style:paragraph-properties fo:margin-left="0.0618in" fo:margin-right="0in" fo:margin-top="0.15in" fo:margin-bottom="0in" loext:contextual-spacing="false" fo:line-height="105%" fo:text-align="start" style:justify-single-word="false" fo:orphans="0" fo:widows="0" fo:hyphenation-ladder-count="no-limit" fo:text-indent="0in" style:auto-text-indent="false" style:writing-mode="lr-tb">
        <style:tab-stops>
          <style:tab-stop style:position="3.1252in"/>
        </style:tab-stops>
      </style:paragraph-properties>
      <style:text-properties fo:hyphenate="false" fo:hyphenation-remain-char-count="2" fo:hyphenation-push-char-count="2" loext:hyphenation-no-caps="false"/>
    </style:style>
    <style:style style:name="P5" style:family="paragraph" style:parent-style-name="Heading_20_1">
      <style:paragraph-properties fo:margin-top="0.1484in" fo:margin-bottom="0in" loext:contextual-spacing="false">
        <style:tab-stops>
          <style:tab-stop style:position="3in"/>
        </style:tab-stops>
      </style:paragraph-properties>
    </style:style>
    <style:style style:name="P6" style:family="paragraph" style:parent-style-name="Heading_20_1">
      <style:paragraph-properties fo:margin-top="0.1098in" fo:margin-bottom="0in" loext:contextual-spacing="false" fo:line-height="0.2in">
        <style:tab-stops>
          <style:tab-stop style:position="2.8299in"/>
        </style:tab-stops>
      </style:paragraph-properties>
    </style:style>
    <style:style style:name="P7" style:family="paragraph" style:parent-style-name="Heading_20_1">
      <style:paragraph-properties fo:margin-top="0.0299in" fo:margin-bottom="0in" loext:contextual-spacing="false" fo:line-height="0.2in">
        <style:tab-stops>
          <style:tab-stop style:position="2.8299in"/>
        </style:tab-stops>
      </style:paragraph-properties>
    </style:style>
    <style:style style:name="P8" style:family="paragraph" style:parent-style-name="Heading_20_2">
      <style:paragraph-properties fo:line-height="100%"/>
    </style:style>
    <style:style style:name="P9" style:family="paragraph" style:parent-style-name="Heading_20_2">
      <style:paragraph-properties fo:margin-top="0.0984in" fo:margin-bottom="0in" loext:contextual-spacing="false" fo:line-height="100%"/>
    </style:style>
    <style:style style:name="P10" style:family="paragraph" style:parent-style-name="Heading_20_3">
      <style:paragraph-properties fo:margin-top="0.0374in" fo:margin-bottom="0in" loext:contextual-spacing="false"/>
    </style:style>
    <style:style style:name="P11" style:family="paragraph" style:parent-style-name="List_20_Paragraph" style:list-style-name="WWNum1">
      <style:paragraph-properties fo:margin-left="0.452in" fo:margin-right="0in" fo:margin-top="0.1in" fo:margin-bottom="0in" loext:contextual-spacing="false" fo:line-height="0.2in" fo:text-align="start" style:justify-single-word="false" fo:text-indent="-0.1673in" style:auto-text-indent="false">
        <style:tab-stops>
          <style:tab-stop style:position="0.4528in"/>
        </style:tab-stops>
      </style:paragraph-properties>
    </style:style>
    <style:style style:name="P12" style:family="paragraph" style:parent-style-name="List_20_Paragraph" style:list-style-name="WWNum1">
      <style:paragraph-properties fo:margin-left="0.452in" fo:margin-right="0.8929in" fo:margin-top="0.1in" fo:margin-bottom="0in" loext:contextual-spacing="false" fo:line-height="0.2in" fo:text-align="start" style:justify-single-word="false" fo:text-indent="-0.1665in" style:auto-text-indent="false">
        <style:tab-stops>
          <style:tab-stop style:position="0.4528in"/>
        </style:tab-stops>
      </style:paragraph-properties>
    </style:style>
    <style:style style:name="P13" style:family="paragraph" style:parent-style-name="List_20_Paragraph" style:list-style-name="WWNum1">
      <style:paragraph-properties fo:margin-left="0.452in" fo:margin-right="0.228in" fo:margin-top="0.1in" fo:margin-bottom="0in" loext:contextual-spacing="false" fo:line-height="0.2in" fo:text-align="start" style:justify-single-word="false" fo:text-indent="-0.1665in" style:auto-text-indent="false">
        <style:tab-stops>
          <style:tab-stop style:position="0.4528in"/>
        </style:tab-stops>
      </style:paragraph-properties>
    </style:style>
    <style:style style:name="P14" style:family="paragraph" style:parent-style-name="Standard" style:master-page-name="Standard">
      <style:paragraph-properties fo:margin-left="0.0772in" fo:margin-right="0in" fo:margin-top="0.0598in" fo:margin-bottom="0in" loext:contextual-spacing="false" fo:text-align="start" style:justify-single-word="false" fo:text-indent="0in" style:auto-text-indent="false" style:page-number="auto"/>
    </style:style>
    <style:style style:name="P15" style:family="paragraph" style:parent-style-name="Standard">
      <style:paragraph-properties fo:margin-left="0.0772in" fo:margin-right="0in" fo:margin-top="0.0953in" fo:margin-bottom="0in" loext:contextual-spacing="false" fo:text-align="start" style:justify-single-word="false" fo:text-indent="0in" style:auto-text-indent="false"/>
    </style:style>
    <style:style style:name="P16" style:family="paragraph" style:parent-style-name="Standard">
      <style:paragraph-properties fo:margin-left="0.0772in" fo:margin-right="0.0783in" fo:margin-top="0in" fo:margin-bottom="0in" loext:contextual-spacing="false" fo:line-height="108%" fo:text-align="start" style:justify-single-word="false" fo:text-indent="0in" style:auto-text-indent="false" fo:break-before="column">
        <style:tab-stops>
          <style:tab-stop style:position="3in"/>
        </style:tab-stops>
      </style:paragraph-properties>
    </style:style>
    <style:style style:name="P17" style:family="paragraph" style:parent-style-name="Standard">
      <style:paragraph-properties fo:margin-left="0.0772in" fo:margin-right="0.4047in" fo:margin-top="0.0366in" fo:margin-bottom="0in" loext:contextual-spacing="false" fo:line-height="108%" fo:text-align="start" style:justify-single-word="false" fo:text-indent="0in" style:auto-text-indent="false"/>
    </style:style>
    <style:style style:name="P18" style:family="paragraph" style:parent-style-name="Text_20_body">
      <style:paragraph-properties fo:margin-left="0.1075in" fo:margin-right="0.8035in" fo:margin-top="0.0571in" fo:margin-bottom="0in" loext:contextual-spacing="false" fo:line-height="140%" fo:text-indent="0.2437in" style:auto-text-indent="false">
        <style:tab-stops>
          <style:tab-stop style:position="2.7854in"/>
          <style:tab-stop style:position="5.4937in"/>
        </style:tab-stops>
      </style:paragraph-properties>
    </style:style>
    <style:style style:name="P19" style:family="paragraph" style:parent-style-name="Text_20_body">
      <style:paragraph-properties fo:margin-left="0.1075in" fo:margin-right="0.8035in" fo:margin-top="0.0571in" fo:margin-bottom="0in" loext:contextual-spacing="false" fo:line-height="140%" fo:text-indent="0in" style:auto-text-indent="false">
        <style:tab-stops>
          <style:tab-stop style:position="2.7854in"/>
          <style:tab-stop style:position="5.4937in"/>
        </style:tab-stops>
      </style:paragraph-properties>
    </style:style>
    <style:style style:name="P20" style:family="paragraph" style:parent-style-name="Text_20_body">
      <style:paragraph-properties fo:margin-left="0.1075in" fo:margin-right="0in" fo:margin-top="0.0307in" fo:margin-bottom="0in" loext:contextual-spacing="false" fo:line-height="0.1709in" fo:text-indent="0in" style:auto-text-indent="false">
        <style:tab-stops>
          <style:tab-stop style:position="2.7854in"/>
        </style:tab-stops>
      </style:paragraph-properties>
    </style:style>
    <style:style style:name="P21" style:family="paragraph" style:parent-style-name="Text_20_body">
      <style:paragraph-properties fo:margin-left="0.1075in" fo:margin-right="0in" fo:margin-top="0.0299in" fo:margin-bottom="0in" loext:contextual-spacing="false" fo:line-height="0.1709in" fo:text-indent="0in" style:auto-text-indent="false">
        <style:tab-stops>
          <style:tab-stop style:position="1.6398in"/>
        </style:tab-stops>
      </style:paragraph-properties>
    </style:style>
    <style:style style:name="P22" style:family="paragraph" style:parent-style-name="Text_20_body">
      <style:paragraph-properties fo:margin-left="0.0772in" fo:margin-right="0.1118in" fo:margin-top="0.0701in" fo:margin-bottom="0in" loext:contextual-spacing="false" fo:line-height="0.2in" fo:text-indent="0in" style:auto-text-indent="false"/>
    </style:style>
    <style:style style:name="P23" style:family="paragraph" style:parent-style-name="Text_20_body">
      <style:paragraph-properties fo:margin-left="0.1173in" fo:margin-right="0.4047in" fo:margin-top="0.0138in" fo:margin-bottom="0in" loext:contextual-spacing="false" fo:line-height="110%" fo:text-indent="-0.0098in" style:auto-text-indent="false"/>
    </style:style>
    <style:style style:name="P24" style:family="paragraph" style:parent-style-name="Text_20_body">
      <style:paragraph-properties fo:margin-left="0.0772in" fo:margin-right="0in" fo:margin-top="0.1098in" fo:margin-bottom="0in" loext:contextual-spacing="false" fo:line-height="0.2in" fo:text-indent="0in" style:auto-text-indent="false"/>
    </style:style>
    <style:style style:name="P25" style:family="paragraph" style:parent-style-name="Text_20_body">
      <style:paragraph-properties fo:margin-left="0.0772in" fo:margin-right="0in" fo:margin-top="0.011in" fo:margin-bottom="0in" loext:contextual-spacing="false" fo:line-height="0.2in" fo:text-indent="0in" style:auto-text-indent="false"/>
    </style:style>
    <style:style style:name="T1" style:family="text">
      <style:text-properties fo:color="#202529" style:text-position="-7% 100%" style:font-name="Arial" fo:font-size="33.5pt" fo:font-weight="bold" style:font-size-asian="33.5pt" style:font-weight-asian="bold" style:text-scale="105%"/>
    </style:style>
    <style:style style:name="T2" style:family="text">
      <style:text-properties fo:color="#202529" style:font-name="Arial" fo:font-size="33.5pt" fo:font-weight="bold" style:font-size-asian="33.5pt" style:font-weight-asian="bold" style:text-scale="105%"/>
    </style:style>
    <style:style style:name="T3" style:family="text">
      <style:text-properties fo:color="#202529" style:font-name="Arial" fo:font-size="19pt" fo:language="en" fo:country="US" style:text-underline-style="solid" style:text-underline-width="bold" style:text-underline-color="#000000" fo:font-weight="bold" style:letter-kerning="false" style:font-name-asian="Verdana1" style:font-size-asian="19pt" style:language-asian="en" style:country-asian="US" style:font-weight-asian="bold" style:font-name-complex="Verdana1" style:font-size-complex="19pt" style:language-complex="ar" style:country-complex="SA"/>
    </style:style>
    <style:style style:name="T4" style:family="text">
      <style:text-properties fo:color="#202529"/>
    </style:style>
    <style:style style:name="T5" style:family="text">
      <style:text-properties fo:color="#202529" style:font-name="Times New Roman"/>
    </style:style>
    <style:style style:name="T6" style:family="text">
      <style:text-properties fo:color="#202529" style:font-name="Times New Roman" fo:letter-spacing="-0.0083in"/>
    </style:style>
    <style:style style:name="T7" style:family="text">
      <style:text-properties fo:color="#202529" style:font-name="Times New Roman" fo:letter-spacing="-0.0008in"/>
    </style:style>
    <style:style style:name="T8" style:family="text">
      <style:text-properties fo:color="#202529" style:font-name="Times New Roman" style:text-scale="89%"/>
    </style:style>
    <style:style style:name="T9" style:family="text">
      <style:text-properties fo:color="#202529" style:font-name="Times New Roman" fo:letter-spacing="0.0118in" style:text-scale="89%"/>
    </style:style>
    <style:style style:name="T10" style:family="text">
      <style:text-properties fo:color="#202529" fo:letter-spacing="-0.0016in" style:text-scale="85%"/>
    </style:style>
    <style:style style:name="T11" style:family="text">
      <style:text-properties fo:color="#202529" fo:letter-spacing="0.0075in"/>
    </style:style>
    <style:style style:name="T12" style:family="text">
      <style:text-properties fo:color="#202529" style:text-scale="98%"/>
    </style:style>
    <style:style style:name="T13" style:family="text">
      <style:text-properties fo:color="#202529" fo:font-size="19pt" fo:language="en" fo:country="US" style:text-underline-style="solid" style:text-underline-width="bold" style:text-underline-color="#000000" fo:font-weight="bold" style:letter-kerning="false" style:font-name-asian="Arial1" style:font-size-asian="19pt" style:language-asian="en" style:country-asian="US" style:font-weight-asian="bold" style:font-name-complex="Arial1" style:font-size-complex="19pt" style:language-complex="ar" style:country-complex="SA" style:font-weight-complex="bold" style:text-scale="95%"/>
    </style:style>
    <style:style style:name="T14" style:family="text">
      <style:text-properties fo:color="#202529" fo:font-size="19pt" style:text-underline-style="solid" style:text-underline-width="bold" style:text-underline-color="#000000" style:font-size-asian="19pt" style:font-size-complex="19pt"/>
    </style:style>
    <style:style style:name="T15" style:family="text">
      <style:text-properties fo:color="#202529" fo:font-size="19pt" fo:letter-spacing="-0.0028in" style:text-underline-style="solid" style:text-underline-width="bold" style:text-underline-color="#000000" style:font-size-asian="19pt" style:font-size-complex="19pt"/>
    </style:style>
    <style:style style:name="T16" style:family="text">
      <style:text-properties fo:color="#202529" fo:font-size="19pt" fo:letter-spacing="-0.0028in" fo:language="en" fo:country="US" style:text-underline-style="solid" style:text-underline-width="bold" style:text-underline-color="#000000" fo:font-weight="bold" style:letter-kerning="false" style:font-name-asian="Arial1" style:font-size-asian="19pt" style:language-asian="en" style:country-asian="US" style:font-weight-asian="bold" style:font-name-complex="Arial1" style:font-size-complex="19pt" style:language-complex="ar" style:country-complex="SA" style:font-weight-complex="bold" style:text-scale="92%"/>
    </style:style>
    <style:style style:name="T17" style:family="text">
      <style:text-properties fo:color="#202529" fo:font-size="19pt" fo:letter-spacing="-0.0035in" fo:language="en" fo:country="US" style:text-underline-style="solid" style:text-underline-width="bold" style:text-underline-color="#000000" fo:font-weight="bold" style:letter-kerning="false" style:font-name-asian="Arial1" style:font-size-asian="19pt" style:language-asian="en" style:country-asian="US" style:font-weight-asian="bold" style:font-name-complex="Arial1" style:font-size-complex="19pt" style:language-complex="ar" style:country-complex="SA" style:font-weight-complex="bold"/>
    </style:style>
    <style:style style:name="T18" style:family="text">
      <style:text-properties fo:color="#202529" fo:font-size="11pt" fo:language="en" fo:country="US" style:letter-kerning="false" style:font-name-asian="Verdana1" style:font-size-asian="11pt" style:language-asian="en" style:country-asian="US" style:font-name-complex="Verdana1" style:font-size-complex="11pt" style:language-complex="ar" style:country-complex="SA"/>
    </style:style>
    <style:style style:name="T19" style:family="text">
      <style:text-properties fo:color="#202529" fo:font-size="11pt" fo:language="en" fo:country="US" style:letter-kerning="false" style:font-name-asian="Verdana1" style:font-size-asian="11pt" style:language-asian="en" style:country-asian="US" style:font-name-complex="Verdana1" style:font-size-complex="11pt" style:language-complex="ar" style:country-complex="SA" style:text-scale="105%"/>
    </style:style>
    <style:style style:name="T20" style:family="text">
      <style:text-properties fo:color="#202529" fo:font-size="11pt" fo:language="en" fo:country="US" style:letter-kerning="false" style:font-name-asian="Verdana1" style:font-size-asian="11pt" style:language-asian="en" style:country-asian="US" style:font-name-complex="Verdana1" style:font-size-complex="11pt" style:language-complex="ar" style:country-complex="SA" style:text-scale="90%"/>
    </style:style>
    <style:style style:name="T21" style:family="text">
      <style:text-properties fo:color="#202529" fo:font-size="11pt" fo:letter-spacing="-0.002in" fo:language="en" fo:country="US" style:letter-kerning="false" style:font-name-asian="Verdana1" style:font-size-asian="11pt" style:language-asian="en" style:country-asian="US" style:font-name-complex="Verdana1" style:font-size-complex="11pt" style:language-complex="ar" style:country-complex="SA"/>
    </style:style>
    <style:style style:name="T22" style:family="text">
      <style:text-properties fo:color="#202529" fo:font-size="11pt" fo:letter-spacing="-0.0028in" fo:language="en" fo:country="US" style:letter-kerning="false" style:font-name-asian="Verdana1" style:font-size-asian="11pt" style:language-asian="en" style:country-asian="US" style:font-name-complex="Verdana1" style:font-size-complex="11pt" style:language-complex="ar" style:country-complex="SA" style:text-scale="105%"/>
    </style:style>
    <style:style style:name="T23" style:family="text">
      <style:text-properties fo:color="#202529" fo:font-size="11pt" fo:letter-spacing="-0.0189in" style:font-size-asian="11pt" style:text-scale="105%"/>
    </style:style>
    <style:style style:name="T24" style:family="text">
      <style:text-properties fo:color="#202529" fo:font-size="11pt" style:font-size-asian="11pt" style:text-scale="105%"/>
    </style:style>
    <style:style style:name="T25" style:family="text">
      <style:text-properties fo:color="#202529" fo:font-size="11pt" fo:letter-spacing="-0.0181in" style:font-size-asian="11pt" style:text-scale="105%"/>
    </style:style>
    <style:style style:name="T26" style:family="text">
      <style:text-properties fo:color="#202529" fo:font-size="11pt" fo:letter-spacing="-0.0209in" style:font-size-asian="11pt" style:text-scale="105%"/>
    </style:style>
    <style:style style:name="T27" style:family="text">
      <style:text-properties fo:color="#202529" fo:font-size="11pt" fo:letter-spacing="-0.0161in" style:font-size-asian="11pt" style:text-scale="105%"/>
    </style:style>
    <style:style style:name="T28" style:family="text">
      <style:text-properties fo:color="#202529" fo:letter-spacing="-0.0437in"/>
    </style:style>
    <style:style style:name="T29" style:family="text">
      <style:text-properties fo:color="#202529" fo:letter-spacing="-0.0181in"/>
    </style:style>
    <style:style style:name="T30" style:family="text">
      <style:text-properties fo:color="#202529" style:text-scale="90%"/>
    </style:style>
    <style:style style:name="T31" style:family="text">
      <style:text-properties fo:color="#202529" fo:letter-spacing="-0.0354in" style:text-scale="90%"/>
    </style:style>
    <style:style style:name="T32" style:family="text">
      <style:text-properties fo:color="#202529" fo:letter-spacing="-0.0319in" style:text-scale="90%"/>
    </style:style>
    <style:style style:name="T33" style:family="text">
      <style:text-properties fo:color="#202529" fo:font-size="12pt" fo:font-weight="bold" style:font-size-asian="12pt" style:font-weight-asian="bold" style:font-weight-complex="bold" style:text-scale="90%"/>
    </style:style>
    <style:style style:name="T34" style:family="text">
      <style:text-properties fo:color="#202529" fo:font-size="20.5pt" fo:letter-spacing="-0.0028in" fo:language="en" fo:country="US" style:text-underline-style="solid" style:text-underline-width="bold" style:text-underline-color="#000000" fo:font-weight="bold" style:letter-kerning="false" style:font-name-asian="Arial1" style:font-size-asian="20.5pt" style:language-asian="en" style:country-asian="US" style:font-weight-asian="bold" style:font-name-complex="Arial1" style:font-size-complex="20.5pt" style:language-complex="ar" style:country-complex="SA" style:font-weight-complex="bold" style:text-scale="92%"/>
    </style:style>
    <style:style style:name="T35" style:family="text">
      <style:text-properties fo:color="#202529" fo:font-size="20.5pt" fo:letter-spacing="-0.0035in" fo:language="en" fo:country="US" style:text-underline-style="solid" style:text-underline-width="bold" style:text-underline-color="#000000" fo:font-weight="bold" style:letter-kerning="false" style:font-name-asian="Arial1" style:font-size-asian="20.5pt" style:language-asian="en" style:country-asian="US" style:font-weight-asian="bold" style:font-name-complex="Arial1" style:font-size-complex="20.5pt" style:language-complex="ar" style:country-complex="SA" style:font-weight-complex="bold"/>
    </style:style>
    <style:style style:name="T36" style:family="text">
      <style:text-properties fo:color="#202529" style:font-name="Verdana" fo:font-size="11pt" fo:language="en" fo:country="US" style:text-underline-style="none" fo:font-weight="bold" style:letter-kerning="false" style:font-name-asian="Verdana1" style:font-size-asian="11pt" style:language-asian="en" style:country-asian="US" style:font-weight-asian="bold" style:font-name-complex="Verdana1" style:font-size-complex="11pt" style:language-complex="ar" style:country-complex="SA" style:font-weight-complex="bold"/>
    </style:style>
    <style:style style:name="T37" style:family="text">
      <style:text-properties fo:color="#202529" style:font-name="Verdana" fo:font-size="11pt" fo:language="en" fo:country="US" style:text-underline-style="none" fo:font-weight="normal" style:letter-kerning="false" style:font-name-asian="Verdana1" style:font-size-asian="11pt" style:language-asian="en" style:country-asian="US" style:font-weight-asian="normal" style:font-name-complex="Verdana1" style:font-size-complex="11pt" style:language-complex="ar" style:country-complex="SA" style:font-weight-complex="normal"/>
    </style:style>
    <style:style style:name="T38" style:family="text">
      <style:text-properties fo:color="#4186f5" fo:letter-spacing="-0.002in" style:text-underline-style="none" style:text-scale="105%"/>
    </style:style>
    <style:style style:name="T39" style:family="text">
      <style:text-properties fo:color="#4186f5" fo:letter-spacing="-0.0429in" style:text-underline-style="none" style:text-scale="105%"/>
    </style:style>
    <style:style style:name="T40" style:family="text">
      <style:text-properties fo:color="#4186f5" fo:letter-spacing="-0.0047in" style:text-underline-style="none" style:text-scale="105%"/>
    </style:style>
    <style:style style:name="T41" style:family="text">
      <style:text-properties fo:color="#4186f5"/>
    </style:style>
    <style:style style:name="T42" style:family="text">
      <style:text-properties fo:color="#4186f5" fo:font-size="14pt" fo:language="en" fo:country="US" fo:font-weight="bold" style:letter-kerning="false" style:font-name-asian="Verdana1" style:font-size-asian="14pt" style:language-asian="en" style:country-asian="US" style:font-weight-asian="bold" style:font-name-complex="Verdana1" style:font-size-complex="14pt" style:language-complex="ar" style:country-complex="SA" style:font-weight-complex="bold" style:text-scale="105%"/>
    </style:style>
    <style:style style:name="T43" style:family="text">
      <style:text-properties fo:color="#4186f5" fo:font-size="14pt" fo:font-weight="bold" style:font-size-asian="14pt" style:font-weight-asian="bold" style:font-size-complex="14pt" style:font-weight-complex="bold" style:text-scale="105%"/>
    </style:style>
    <style:style style:name="T44" style:family="text">
      <style:text-properties fo:color="#007bff"/>
    </style:style>
    <style:style style:name="T45" style:family="text">
      <style:text-properties fo:color="#007bff" style:font-name="Times New Roman"/>
    </style:style>
    <style:style style:name="T46" style:family="text">
      <style:text-properties fo:color="#007bff" style:font-name="Times New Roman" fo:letter-spacing="-0.0063in"/>
    </style:style>
    <style:style style:name="T47" style:family="text">
      <style:text-properties fo:color="#000000"/>
    </style:style>
    <style:style style:name="T48" style:family="text">
      <style:text-properties fo:color="#000000" fo:font-size="12pt" fo:language="en" fo:country="US" fo:font-weight="bold" style:letter-kerning="false" style:font-name-asian="Verdana1" style:font-size-asian="12pt" style:language-asian="en" style:country-asian="US" style:font-weight-asian="bold" style:font-name-complex="Verdana1" style:font-size-complex="12pt" style:language-complex="ar" style:country-complex="SA" style:font-weight-complex="bold"/>
    </style:style>
    <style:style style:name="T49" style:family="text">
      <style:text-properties fo:color="#000000" fo:font-size="12pt" fo:font-weight="normal" style:font-size-asian="12pt" style:font-weight-asian="normal" style:font-weight-complex="normal" style:text-scale="95%"/>
    </style:style>
    <style:style style:name="T50" style:family="text">
      <style:text-properties fo:color="#000000" fo:font-size="12pt" fo:font-weight="normal" style:font-size-asian="12pt" style:font-weight-asian="normal" style:font-weight-complex="normal"/>
    </style:style>
    <style:style style:name="T51" style:family="text">
      <style:text-properties style:font-name="Times New Roman" fo:font-size="10pt" style:font-size-asian="10pt"/>
    </style:style>
    <style:style style:name="T52" style:family="text">
      <style:text-properties style:font-name="Times New Roman" fo:font-size="10pt" fo:letter-spacing="0.0016in" style:font-size-asian="10pt"/>
    </style:style>
    <style:style style:name="T53" style:family="text">
      <style:text-properties fo:font-variant="normal" fo:text-transform="none" fo:color="#202529" fo:font-size="11pt" fo:letter-spacing="normal" fo:language="en" fo:country="US" fo:font-style="normal" fo:font-weight="normal" style:letter-kerning="false" style:font-name-asian="Verdana1" style:font-size-asian="11pt" style:language-asian="en" style:country-asian="US" style:font-style-asian="normal" style:font-weight-asian="normal" style:font-name-complex="Verdana1" style:font-size-complex="11pt" style:language-complex="ar" style:country-complex="SA" style:text-scale="105%"/>
    </style:style>
    <style:style style:name="T54" style:family="text">
      <style:text-properties fo:font-variant="normal" fo:text-transform="none" fo:color="#191d22" style:font-name="Source Sans Pro" fo:font-size="11pt" fo:letter-spacing="normal" fo:language="en" fo:country="US" fo:font-style="normal" fo:font-weight="normal" style:letter-kerning="false" style:font-name-asian="Verdana1" style:font-size-asian="11pt" style:language-asian="en" style:country-asian="US" style:font-style-asian="normal" style:font-weight-asian="normal" style:font-name-complex="Verdana1" style:font-size-complex="11pt" style:language-complex="ar" style:country-complex="SA" style:text-scale="105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>
          <style:column style:rel-width="38869*" fo:start-indent="0in" fo:end-indent="0.1008in"/>
          <style:column style:rel-width="26666*" fo:start-indent="0.1008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YURII NAKONECHNYI</text:span></text:p>
      <text:h text:style-name="P2" text:outline-level="2"><text:span text:style-name="T38">Web</text:span><text:span text:style-name="T39"> </text:span><text:span text:style-name="T40">Developer</text:span></text:h>
      <text:p text:style-name="P18"><draw:frame draw:style-name="fr3" draw:name="image1.png" text:anchor-type="char" svg:x="0.3209in" svg:y="0.0945in" svg:width="0.15in" svg:height="0.1173in" draw:z-index="0"><draw:image xlink:href="Pictures/100002010000001C000000163AC2E969FE72EFE2.png" xlink:type="simple" xlink:show="embed" xlink:actuate="onLoad" loext:mime-type="image/png"/></draw:frame><text:span text:style-name="T4"><text:s/></text:span><text:a xlink:type="simple" xlink:href="mailto:yurii.nakonechnyi10@gmail.com" text:style-name="Internet_20_link" text:visited-style-name="Visited_20_Internet_20_Link"><text:span text:style-name="T41">Email</text:span></text:a><text:a xlink:type="simple" xlink:href="mailto:sunfriendo@gmail.com" text:style-name="Standard" text:visited-style-name="Standard"><text:span text:style-name="T5"> </text:span></text:a><text:span text:style-name="T5"><text:s/><text:tab/> <text:s/></text:span><text:a xlink:type="simple" xlink:href="mailto:sunfriendo@gmail.com" text:style-name="Standard" text:visited-style-name="Standard"><text:span text:style-name="T6"><text:s/></text:span></text:a><draw:frame draw:style-name="fr1" draw:name="image2.png" text:anchor-type="as-char" svg:width="0.1508in" svg:height="0.1571in" draw:z-index="2"><draw:image xlink:href="Pictures/100002010000001D0000001E2E3D0DA12FC23C85.png" xlink:type="simple" xlink:show="embed" xlink:actuate="onLoad" loext:mime-type="image/png"/></draw:frame><text:s/>(<text:span text:style-name="T10">715) - 207 - 8315<text:tab/></text:span><draw:frame draw:style-name="fr1" draw:name="image3.png" text:anchor-type="as-char" svg:width="0.1189in" svg:height="0.1575in" draw:z-index="3"><draw:image xlink:href="Pictures/10000201000000160000001EC2B004541CC4E1FC.png" xlink:type="simple" xlink:show="embed" xlink:actuate="onLoad" loext:mime-type="image/png"/></draw:frame><text:span text:style-name="T5"> <text:s/></text:span><text:span text:style-name="T4">Hopkins,</text:span><text:span text:style-name="T11"> </text:span><text:span text:style-name="T4">Minnesota</text:span></text:p>
      <text:p text:style-name="P19"><text:span text:style-name="T12"><text:s text:c="2"/></text:span><draw:frame draw:style-name="fr1" draw:name="image4.png" text:anchor-type="as-char" svg:width="0.1311in" svg:height="0.1366in" draw:z-index="4"><draw:image xlink:href="Pictures/100002010000001A0000001A22106BF40C61ED50.png" xlink:type="simple" xlink:show="embed" xlink:actuate="onLoad" loext:mime-type="image/png"/></draw:frame><text:s/><text:a xlink:type="simple" xlink:href="https://www.linkedin.com/in/yurii-nakonechnyi-a19b21218/" text:style-name="Internet_20_link" text:visited-style-name="Visited_20_Internet_20_Link"><text:span text:style-name="T41">LinkedIn</text:span></text:a><text:span text:style-name="T44"><text:tab/></text:span><text:a xlink:type="simple" xlink:href="https://www.linkedin.com/in/yurii-nakonechnyi-a19b21218/" text:style-name="Standard" text:visited-style-name="Standard"><text:span text:style-name="T45"> <text:s/></text:span></text:a><text:a xlink:type="simple" xlink:href="https://www.linkedin.com/in/yurii-nakonechnyi-a19b21218/" text:style-name="Standard" text:visited-style-name="Standard"><text:span text:style-name="T46"><text:s/></text:span></text:a><draw:frame draw:style-name="fr1" draw:name="image5.png" text:anchor-type="as-char" svg:width="0.1453in" svg:height="0.148in" draw:z-index="5"><draw:image xlink:href="Pictures/100002010000001C0000001D08CBD2CD385B0A78.png" xlink:type="simple" xlink:show="embed" xlink:actuate="onLoad" loext:mime-type="image/png"/></draw:frame><text:s/><text:a xlink:type="simple" xlink:href="https://github.com/sunfriend" text:style-name="Internet_20_link" text:visited-style-name="Visited_20_Internet_20_Link"><text:span text:style-name="T41">GitHub</text:span></text:a><text:span text:style-name="T44"><text:tab/> <text:s/></text:span><draw:frame draw:style-name="fr2" draw:name="Image5" text:anchor-type="char" svg:x="5.4902in" svg:y="0.0598in" svg:width="0.1165in" svg:height="0.1465in" draw:z-index="1"><draw:image xlink:href="Pictures/100002010000020000000200C004709653A69E46.png" xlink:type="simple" xlink:show="embed" xlink:actuate="onLoad" loext:mime-type="image/png"/></draw:frame><text:span text:style-name="T44"><text:s text:c="2"/></text:span><text:a xlink:type="simple" xlink:href="https://sunfriend.github.io/Portfolio/" text:style-name="Internet_20_link" text:visited-style-name="Visited_20_Internet_20_Link"><text:span text:style-name="T41">Portfolio</text:span></text:a></text:p>
      <text:section text:style-name="Sect1" text:name="TextSection">
        <text:h text:style-name="P1" text:outline-level="2"><text:span text:style-name="T13">WORK EXPERIENCE <text:s text:c="30"/></text:span><text:span text:style-name="T14"><text:tab/></text:span></text:h>
        <text:h text:style-name="P9" text:outline-level="3"><text:span text:style-name="T42">Web / Software Developer</text:span></text:h>
        <text:h text:style-name="Heading_20_3" text:outline-level="4"><text:span text:style-name="T47">The Odin Project</text:span></text:h>
        <text:p text:style-name="P20"><draw:frame draw:style-name="fr1" draw:name="Image3" text:anchor-type="as-char" svg:width="0.1311in" svg:height="0.1563in" draw:z-index="6"><draw:image xlink:href="Pictures/100002010000001A0000001E14AE0D65DDACC7BC.png" xlink:type="simple" xlink:show="embed" xlink:actuate="onLoad" loext:mime-type="image/png"/></draw:frame><text:span text:style-name="T51"><text:s/></text:span><text:span text:style-name="T52"><text:s/></text:span><text:span text:style-name="T18">S</text:span><text:span text:style-name="T4">eptember 202</text:span><text:span text:style-name="T18">0</text:span><text:span text:style-name="T28"> </text:span><text:span text:style-name="T4">-</text:span><text:span text:style-name="T29"> </text:span><text:span text:style-name="T4">current<text:tab/> <text:s text:c="4"/></text:span><draw:frame draw:style-name="fr1" draw:name="Image4" text:anchor-type="as-char" svg:width="0.1189in" svg:height="0.1575in" draw:z-index="7"><draw:image xlink:href="Pictures/10000201000000160000001EC2B004541CC4E1FC.png" xlink:type="simple" xlink:show="embed" xlink:actuate="onLoad" loext:mime-type="image/png"/></draw:frame><text:span text:style-name="T5"><text:s/></text:span><text:span text:style-name="T4">Minnesota</text:span></text:p>
        <text:list xml:id="list854230920" text:style-name="WWNum1">
          <text:list-item>
            <text:p text:style-name="P11"><text:span text:style-name="T19">Designing websites, complex web applications</text:span></text:p>
          </text:list-item>
          <text:list-item>
            <text:p text:style-name="P11"><text:span text:style-name="T19">Building layouts according to required parameters</text:span></text:p>
          </text:list-item>
          <text:list-item>
            <text:p text:style-name="P11"><text:span text:style-name="T19">Troubleshooting and debugging code ensuring compatibility with devices, browsers, operating systems</text:span></text:p>
          </text:list-item>
          <text:list-item>
            <text:p text:style-name="P11"><text:span text:style-name="T18">Developing object-oriented code with 100% accordance to industry and company standards</text:span></text:p>
          </text:list-item>
          <text:list-item>
            <text:p text:style-name="P11"><text:span text:style-name="T18">Creating accessible, responsive and functional user interfaces to allow visitors on any device to have a great experience</text:span></text:p>
          </text:list-item>
        </text:list>
        <text:h text:style-name="P8" text:outline-level="3"><text:span text:style-name="T43">Tech Engineer</text:span></text:h>
        <text:h text:style-name="P10" text:outline-level="4"><text:span text:style-name="T48">SNAM Communications LLC</text:span></text:h>
        <text:p text:style-name="P21"><draw:frame draw:style-name="fr1" draw:name="image7.png" text:anchor-type="as-char" svg:width="0.1311in" svg:height="0.1563in" draw:z-index="8"><draw:image xlink:href="Pictures/100002010000001A0000001EBAD4887BB6A064AE.png" xlink:type="simple" xlink:show="embed" xlink:actuate="onLoad" loext:mime-type="image/png"/></draw:frame><text:span text:style-name="T51"><text:s/></text:span><text:span text:style-name="T52"><text:s/></text:span><text:span text:style-name="T30">2016</text:span><text:span text:style-name="T31"> </text:span><text:span text:style-name="T30">-</text:span><text:span text:style-name="T32"> </text:span><text:span text:style-name="T20">current</text:span><text:span text:style-name="T30"><text:tab/></text:span><draw:frame draw:style-name="fr1" draw:name="Image2" text:anchor-type="as-char" svg:width="0.1189in" svg:height="0.1575in" draw:z-index="9"><draw:image xlink:href="Pictures/10000201000000160000001EC2B004541CC4E1FC.png" xlink:type="simple" xlink:show="embed" xlink:actuate="onLoad" loext:mime-type="image/png"/></draw:frame><text:span text:style-name="T5"> </text:span><text:span text:style-name="T7"><text:s/></text:span><text:span text:style-name="T4">Minnesota</text:span></text:p>
        <text:list xml:id="list5559836675044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2"><text:span text:style-name="T21">Installing, maintaining and repairing cable and security infrastructure for Xfinity</text:span></text:p>
                                          </text:list-item>
                                          <text:list-item>
                                            <text:p text:style-name="P12"><text:span text:style-name="T21">Troubleshooting issues with cable network and alarm systems</text:span></text:p>
                                          </text:list-item>
                                          <text:list-item>
                                            <text:p text:style-name="P13"><text:span text:style-name="T22">Communicating</text:span><text:span text:style-name="T23"> </text:span><text:span text:style-name="T24">with</text:span><text:span text:style-name="T25"> </text:span><text:span text:style-name="T24">customers</text:span><text:span text:style-name="T26"> </text:span><text:span text:style-name="T24">to</text:span><text:span text:style-name="T26"> </text:span><text:span text:style-name="T24">achieve desired</text:span><text:span text:style-name="T27"> </text:span><text:span text:style-name="T24">results</text:span></text:p>
                                          </text:list-item>
                                          <text:list-item>
                                            <text:p text:style-name="P13"><text:span text:style-name="T24">Completing paperwork such as timesheets, checklist, vehicle inspection reports and service orders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6"><text:span text:style-name="T3">SUMMARY <text:s text:c="22"/></text:span></text:p>
        <text:p text:style-name="P22"><text:span text:style-name="T19">Exceptionally creative and dependable software developer with experience building dynamic websites and applications. Seeking opportunities to expand skills while facilitating company growth. Diligent about producing exceptionally clean and secure code. </text:span></text:p>
        <text:h text:style-name="P3" text:outline-level="2"><text:span text:style-name="T15">EDUCATION <text:s text:c="20"/></text:span></text:h>
        <text:p text:style-name="P15"><text:span text:style-name="T33">B.S. in Computer Science</text:span></text:p>
        <text:p text:style-name="P17"><text:span text:style-name="T49">Khmelnytskyi National </text:span><text:span text:style-name="T50">University</text:span></text:p>
        <text:p text:style-name="P23"><draw:frame draw:style-name="fr1" draw:name="image9.png" text:anchor-type="as-char" svg:width="0.1126in" svg:height="0.1465in" draw:z-index="10"><draw:image xlink:href="Pictures/10000201000000160000001C2EBE4ABF75F5C871.png" xlink:type="simple" xlink:show="embed" xlink:actuate="onLoad" loext:mime-type="image/png"/></draw:frame><text:span text:style-name="T8"><text:s/></text:span><text:span text:style-name="T9"><text:s/></text:span><text:span text:style-name="T4">Ukraine</text:span></text:p>
        <text:h text:style-name="P4" text:outline-level="2"><text:span text:style-name="T16">SOFT SKILLS </text:span><text:span text:style-name="T34"><text:s text:c="21"/></text:span></text:h>
        <text:p text:style-name="P24"><text:span text:style-name="T53">Strong numeracy skills</text:span></text:p>
        <text:p text:style-name="P25"><text:span text:style-name="T53">Excellent problem-solving skills</text:span></text:p>
        <text:p text:style-name="P25"><text:span text:style-name="T54">Adaptability and collaboration</text:span></text:p>
        <text:h text:style-name="P5" text:outline-level="2"><text:span text:style-name="T17">HARD SKILLS</text:span><text:span text:style-name="T35"> <text:s text:c="17"/></text:span></text:h>
        <text:h text:style-name="P6" text:outline-level="2"><text:span text:style-name="T36">Programming Language:</text:span></text:h>
        <text:h text:style-name="P6" text:outline-level="2"><text:span text:style-name="T37">JavaScript / Typescript / HTML / CSS / SASS</text:span></text:h>
        <text:h text:style-name="P6" text:outline-level="2"><text:span text:style-name="T36">Framework:</text:span></text:h>
        <text:h text:style-name="P7" text:outline-level="2"><text:span text:style-name="T37">Angular / Bootstrap / React</text:span></text:h>
        <text:h text:style-name="P6" text:outline-level="2"><text:span text:style-name="T36">CI/CD:</text:span></text:h>
        <text:h text:style-name="P7" text:outline-level="2"><text:span text:style-name="T37">Git, GitLab</text:span></text:h>
        <text:h text:style-name="P6" text:outline-level="2"><text:span text:style-name="T36">Data Base:</text:span></text:h>
        <text:h text:style-name="P7" text:outline-level="2"><text:span text:style-name="T37">MongoDB / SQL</text:span></text:h>
        <text:h text:style-name="P6" text:outline-level="2"><text:span text:style-name="T36">Operation System:</text:span></text:h>
        <text:h text:style-name="P7" text:outline-level="2"><text:span text:style-name="T37">Linux / Windows / MacOS</text:span></text:h>
        <text:h text:style-name="P6" text:outline-level="2"><text:span text:style-name="T36">Module:</text:span></text:h>
        <text:h text:style-name="P7" text:outline-level="2"><text:span text:style-name="T37">Webpack</text:span></text:h>
        <text:h text:style-name="P6" text:outline-level="2"><text:span text:style-name="T37">REST Web API</text:span></text:h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ource Sans Pro" svg:font-family="'Source Sans Pro', sans-serif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style:punctuation-wrap="simple" style:writing-mode="lr-tb"/>
      <style:text-properties style:use-window-font-color="true" style:font-name="Verdana" fo:font-family="Verdana" style:font-family-generic="roman" style:font-pitch="variable" fo:font-size="11pt" fo:language="en" fo:country="US" style:letter-kerning="false" style:font-name-asian="Verdana1" style:font-family-asian="Verdana" style:font-family-generic-asian="system" style:font-pitch-asian="variable" style:font-size-asian="11pt" style:language-asian="en" style:country-asian="US" style:font-name-complex="Verdana1" style:font-family-complex="Verdan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452in" fo:margin-right="0in" fo:text-indent="0in" style:auto-text-indent="false"/>
      <style:text-properties style:font-name="Verdana" fo:font-family="Verdana" style:font-family-generic="roman" style:font-pitch="variable" fo:font-size="11pt" fo:language="en" fo:country="US" style:font-name-asian="Verdana1" style:font-family-asian="Verdana" style:font-family-generic-asian="system" style:font-pitch-asian="variable" style:font-size-asian="11pt" style:language-asian="en" style:country-asian="US" style:font-name-complex="Verdana1" style:font-family-complex="Verdana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772in" fo:margin-right="0in" fo:margin-top="0.0717in" fo:margin-bottom="0in" loext:contextual-spacing="false" fo:text-indent="0in" style:auto-text-indent="false"/>
      <style:text-properties style:font-name="Arial" fo:font-family="Arial" style:font-family-generic="roman" style:font-pitch="variable" fo:font-size="20.5pt" fo:language="en" fo:country="US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20.5pt" style:language-asian="en" style:country-asian="US" style:font-weight-asian="bold" style:font-name-complex="Arial1" style:font-family-complex="Arial" style:font-family-generic-complex="system" style:font-pitch-complex="variable" style:font-size-complex="20.5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772in" fo:margin-right="0in" fo:margin-top="0.1457in" fo:margin-bottom="0in" loext:contextual-spacing="false" fo:line-height="0.2453in" fo:text-indent="0in" style:auto-text-indent="false"/>
      <style:text-properties style:font-name="Verdana" fo:font-family="Verdana" style:font-family-generic="roman" style:font-pitch="variable" fo:font-size="15.5pt" fo:language="en" fo:country="US" style:font-name-asian="Verdana1" style:font-family-asian="Verdana" style:font-family-generic-asian="system" style:font-pitch-asian="variable" style:font-size-asian="15.5pt" style:language-asian="en" style:country-asian="US" style:font-name-complex="Verdana1" style:font-family-complex="Verdana" style:font-family-generic-complex="system" style:font-pitch-complex="variable" style:font-size-complex="15.5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0772in" fo:margin-right="0in" fo:margin-top="0.0264in" fo:margin-bottom="0in" loext:contextual-spacing="false" fo:text-indent="0in" style:auto-text-indent="false"/>
      <style:text-properties style:font-name="Verdana" fo:font-family="Verdana" style:font-family-generic="roman" style:font-pitch="variable" fo:font-size="12pt" fo:language="en" fo:country="US" fo:font-weight="bold" style:font-name-asian="Verdana1" style:font-family-asian="Verdana" style:font-family-generic-asian="system" style:font-pitch-asian="variable" style:font-size-asian="12pt" style:language-asian="en" style:country-asian="US" style:font-weight-asian="bold" style:font-name-complex="Verdana1" style:font-family-complex="Verdana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452in" fo:margin-right="0in" fo:text-indent="-0.1673in" style:auto-text-indent="false"/>
      <style:text-properties style:font-name="Verdana" fo:font-family="Verdana" style:font-family-generic="roman" style:font-pitch="variable" fo:language="en" fo:country="US" style:font-name-asian="Verdana1" style:font-family-asian="Verdana" style:font-family-generic-asian="system" style:font-pitch-asian="variable" style:language-asian="en" style:country-asian="US" style:font-name-complex="Verdana1" style:font-family-complex="Verdan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4.1299in" style:type="center"/>
          <style:tab-stop style:position="8.2598in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1665in" fo:margin-left="0.452in"/>
        </style:list-level-properties>
        <style:text-properties style:font-name="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1665in" fo:margin-left="0.9063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1665in" fo:margin-left="1.3547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1665in" fo:margin-left="1.8028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1665in" fo:margin-left="2.2516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1665in" fo:margin-left="2.6992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1665in" fo:margin-left="3.148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1665in" fo:margin-left="3.5957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1665in" fo:margin-left="4.044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.1201in" fo:margin-right="0.1201in" style:writing-mode="lr-tb" style:layout-grid-color="#c0c0c0" style:layout-grid-lines="158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20:06:44</meta:creation-date>
    <dc:language>en-US</dc:language>
    <dc:date>2022-01-27T00:50:54</dc:date>
    <meta:editing-cycles>46</meta:editing-cycles>
    <meta:editing-duration>PT3H11M</meta:editing-duration>
    <meta:generator>LibreOffice/6.4.7.2$Linux_X86_64 LibreOffice_project/40$Build-2</meta:generator>
    <meta:document-statistic meta:table-count="0" meta:image-count="11" meta:object-count="0" meta:page-count="1" meta:paragraph-count="44" meta:word-count="225" meta:character-count="1744" meta:non-whitespace-character-count="1421"/>
    <meta:user-defined meta:name="AppVersion">12.0000</meta:user-defined>
    <meta:user-defined meta:name="Created" meta:value-type="date">2022-01-14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01-2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